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2F000001B6317E2B34.png" manifest:media-type="image/png"/>
  <manifest:file-entry manifest:full-path="Pictures/10000000000000C800000118BB3A5E1B.png" manifest:media-type="image/png"/>
  <manifest:file-entry manifest:full-path="Pictures/10000000000000F400000174DE67D556.png" manifest:media-type="image/png"/>
  <manifest:file-entry manifest:full-path="Pictures/10000000000002580000017306D7F69E.png" manifest:media-type="image/png"/>
  <manifest:file-entry manifest:full-path="Pictures/100000000000027B000003AF5263006E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>
      <style:graphic-properties style:protect="size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4.611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draw:auto-grow-height="true" fo:min-height="3.506cm"/>
    </style:style>
    <style:style style:name="pr6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60pt" style:font-size-asian="60pt" style:font-size-complex="60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margin-left="0.2cm" fo:margin-right="0cm" fo:text-indent="0cm"/>
    </style:style>
    <style:style style:name="P15" style:family="paragraph">
      <loext:graphic-properties draw:fill="none"/>
      <style:paragraph-properties fo:margin-left="0.2cm" fo:margin-right="0cm" fo:text-indent="0cm"/>
      <style:text-properties style:font-name="標楷體2" fo:font-size="24pt" style:font-name-asian="標楷體2" style:font-size-asian="24pt" style:font-size-complex="24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24pt" style:font-size-asian="24pt" style:font-size-complex="24pt"/>
    </style:style>
    <style:style style:name="T1" style:family="text">
      <style:text-properties style:font-name="標楷體2" fo:font-size="36pt" style:font-name-asian="標楷體2" style:font-size-asian="36pt" style:font-size-complex="36pt"/>
    </style:style>
    <style:style style:name="T2" style:family="text">
      <style:text-properties fo:color="#ffff99" style:font-name="標楷體2" fo:font-size="24pt" style:font-name-asian="標楷體2" style:font-size-asian="24pt" style:font-size-complex="24pt"/>
    </style:style>
    <style:style style:name="T3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font-name="標楷體2" fo:font-size="24pt" style:font-name-asian="標楷體2" style:font-size-asian="24pt" style:font-size-complex="24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2.329cm" svg:y="5.803cm" presentation:class="subtitle" presentation:user-transformed="true">
          <draw:text-box>
            <text:p text:style-name="P1"><text:span text:style-name="T1">用十分鐘</text:span></text:p>
            <text:p text:style-name="P1"><text:span text:style-name="T1"/></text:p>
            <text:p text:style-name="P1"><text:span text:style-name="T1">瞭解《黃仁宇、吳思、金觀濤》的史學看法</text:span></text:p>
            <text:p text:style-name="P1"><text:span text:style-name="T1"/></text:p>
            <text:p text:style-name="P1"><text:span text:style-name="T1"/></text:p>
            <text:p text:style-name="P1"><text:span text:style-name="T2">陳鍾誠</text:span></text:p>
            <text:p text:style-name="P1"><text:span text:style-name="T2"/></text:p>
            <text:p text:style-name="P1"><text:span text:style-name="T2">2016</text:span><text:span text:style-name="T2">年</text:span><text:span text:style-name="T2">1</text:span><text:span text:style-name="T2">月</text:span><text:span text:style-name="T2">21</text:span><text:span text:style-name="T2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3">程式人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在大學的時候</text:span></text:p>
          </draw:text-box>
        </draw:frame>
        <draw:frame presentation:style-name="pr4" draw:text-style-name="P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寫程式寫累了，總是會想看看不同的東西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我很難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專注在一件事情上，長期的做下去。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總是要換個領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休息休息，才能夠蓄積能量，再度出發。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前一陣子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我看到</text:span><text:span text:style-name="T7">Emilie Wapnick</text:span><text:span text:style-name="T7">在</text:span><text:span text:style-name="T7">TED</text:span><text:span text:style-name="T7">的這個影片</text:span></text:p>
                <text:list>
                  <text:list-item>
                    <text:p><text:span text:style-name="T8">為何某些人沒有一個真正的天職</text:span></text:p>
                  </text:list-item>
                </text:list>
              </text:list-item>
              <text:list-item>
                <text:p><text:span text:style-name="T7">裡面提到了兩種人</text:span></text:p>
                <text:list>
                  <text:list-item>
                    <text:p><text:span text:style-name="T8">一種是專家</text:span><text:span text:style-name="T8">Expert</text:span></text:p>
                  </text:list-item>
                  <text:list-item>
                    <text:p><text:span text:style-name="T8">一種是多重潛能者 </text:span><text:span text:style-name="T8">Multipotentaliz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9">我想我應該屬於後者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因為總是喜歡搞東搞西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有時候我讀讀哲學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有時候又念念歷史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很多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本書才拿起來沒三分鐘</text:p>
              </text:list-item>
              <text:list-item>
                <text:p>看不下去又換了另一本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但是當我看到某些喜歡的東西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會一直看下去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直到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興趣再度轉移，才離開那個領域，換到新的領域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電腦=&gt;數學=&gt;哲學=&gt;歷史=&gt;社會學=&gt;物理=&gt;生物=&gt; 科學史=&gt;....=&gt;電腦=&gt;歷史=&gt;....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就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三十年過去了...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快三十年前</text:p>
          </draw:text-box>
        </draw:frame>
        <draw:frame presentation:style-name="pr6" draw:text-style-name="P9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當我接觸到《金觀濤》的那些歷史想法時，那對我的思想產生不小的衝擊。</text:span><text:span text:style-name="T7"><text:line-break/></text:span><text:span text:style-name="T7"/></text:p>
              </text:list-item>
              <text:list-item>
                <text:p><text:span text:style-name="T7">於是我慢慢的把所能買到的《金觀濤》書籍一本一本的買下來。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包含這些</text:p>
          </draw:text-box>
        </draw:frame>
        <draw:frame draw:style-name="gr3" draw:text-style-name="P10" draw:layer="layout" svg:width="22.276cm" svg:height="13.773cm" svg:x="3.124cm" svg:y="5.184cm">
          <draw:image xlink:href="Pictures/10000000000002580000017306D7F69E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後來我又接觸到了黃仁宇</text:span></text:p>
          </draw:text-box>
        </draw:frame>
        <draw:frame presentation:style-name="pr6" draw:text-style-name="P11" draw:layer="layout" svg:width="15.2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也覺得不錯，於是買了一些</text:span></text:p>
              </text:list-item>
              <text:list-item>
                <text:p><text:span text:style-name="T8">最近幾年又看到中國的《吳思》也在寫他讀黃仁宇後所引發的後續想法，感覺很棒，又買了兩本吳思的作品。</text:span></text:p>
              </text:list-item>
            </text:list>
          </draw:text-box>
        </draw:frame>
        <draw:frame draw:style-name="gr3" draw:text-style-name="P10" draw:layer="layout" svg:width="9.062cm" svg:height="13.816cm" svg:x="17.338cm" svg:y="4.984cm">
          <draw:image xlink:href="Pictures/10000000000000F400000174DE67D556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我發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金觀濤、黃仁宇和吳思</text:p>
              </text:list-item>
              <text:list-item>
                <text:p>其實可以一起念，會有很特別的串聯關係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他們三個人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提出的問題都很像，然後花了一輩子去探索，但是探索的路徑稍有不同。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>
          <draw:text-box>
            <text:p><text:span text:style-name="T10">到底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他們三個人問的問題是甚麼呢？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就是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李約瑟問題</text:span></text:p>
                <text:list>
                  <text:list-item>
                    <text:p><text:span text:style-name="T6">為何工業革命沒有發生在中國？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然後再繼續問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為何歐洲可以孕育出資本主義的社會結構呢？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draw:frame presentation:style-name="pr3" draw:layer="layout" svg:width="25.199cm" svg:height="3.506cm" svg:x="1.4cm" svg:y="0.837cm" presentation:class="title" presentation:user-transformed="true">
          <draw:text-box>
            <text:p>為了解答這個問題</text:p>
          </draw:text-box>
        </draw:frame>
        <draw:frame presentation:style-name="pr4" draw:text-style-name="P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黃仁宇寫了：資本主義與</text:span><text:span text:style-name="T5">21</text:span><text:span text:style-name="T5">世紀</text:span></text:p>
              </text:list-item>
              <text:list-item>
                <text:p><text:span text:style-name="T5">金觀濤寫了：興盛與危機</text:span></text:p>
              </text:list-item>
              <text:list-item>
                <text:p><text:span text:style-name="T5">吳思寫了：潛規則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但是、他們切入的角度不太一樣</text:span></text:p>
          </draw:text-box>
        </draw:frame>
        <draw:frame presentation:style-name="pr6" draw:text-style-name="P13" draw:layer="layout" svg:width="26.399cm" svg:height="18.494cm" svg:x="0.801cm" svg:y="5.706cm" presentation:class="outline" presentation:user-transformed="true">
          <draw:text-box>
            <text:list text:style-name="L3">
              <text:list-item>
                <text:p><text:span text:style-name="T11">黃仁宇喜歡從《歐洲興起的歷史》來看問題，於是寫出了《資本主義與</text:span><text:span text:style-name="T11">21</text:span><text:span text:style-name="T11">世紀》。</text:span></text:p>
              </text:list-item>
              <text:list-item>
                <text:p><text:span text:style-name="T11">金觀濤則是追問《中國為何每幾百年就會有農民起義的歷史循環》，於是寫出了《興盛與危機》</text:span></text:p>
              </text:list-item>
              <text:list-item>
                <text:p><text:span text:style-name="T11">吳思則是看不懂《黃仁宇》那些高來高去又講不清楚的書籍，於是想通後用最《赤裸裸的語言》闡述《中國社會的問題》，寫出了《潛規則》。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draw:frame presentation:style-name="pr5" draw:layer="layout" svg:width="25.199cm" svg:height="3.506cm" svg:x="1.4cm" svg:y="0.837cm" presentation:class="title">
          <draw:text-box>
            <text:p>首先讓我們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從高來高去的《黃仁宇》，很會講故事的《黃仁宇》切入。</text:span></text:p>
              </text:list-item>
              <text:list-item>
                <text:p><text:span text:style-name="T8">他當年曾經在《國民黨蔣介石》的部隊中擔任基層軍官。後來到美國念博士時，博士論文是《中國明代的財政制度與稅收》。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他研究明代財政史的結果發現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明朝的統治其實是很不科學的。</text:span></text:p>
              </text:list-item>
              <text:list-item>
                <text:p><text:span text:style-name="T6">整個財政不清不楚，基本上就是</text:span><text:span text:style-name="T6"><text:line-break/></text:span><text:span text:style-name="T6">《我叫你交多少，你就給我交上來，過去交了多少，現在一定不能更少》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9">他用明代的財政制度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去對照西洋的資本主義社會</text:span></text:p>
              </text:list-item>
              <text:list-item>
                <text:p><text:span text:style-name="T6">就發現了一些明顯的差異，這些差異牽扯很廣，包含《法律、政治、稅收、文化、宗教、會計方法、銀行體系》等等，都有很大的不同。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draw:frame presentation:style-name="pr5" draw:layer="layout" svg:width="25.199cm" svg:height="3.506cm" svg:x="1.4cm" svg:y="0.837cm" presentation:class="title">
          <draw:text-box>
            <text:p>於是他常常說到</text:p>
          </draw:text-box>
        </draw:frame>
        <draw:frame presentation:style-name="pr6" draw:text-style-name="P9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中國的問題是沒辦法在數目字上進行管理，因為資本主義社會要求：</text:span><text:span text:style-name="T7"><text:line-break/></text:span><text:span text:style-name="T7">《法律保障私人資產、鼓勵資金流通、經理雇用、服務性質機構共同使用、以及能夠促成相互交換的文化與體制》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6">後來他在資本主義與</text:span><text:span text:style-name="T6">21</text:span><text:span text:style-name="T6">世紀這本書中</text:span></text:p>
          </draw:text-box>
        </draw:frame>
        <draw:frame presentation:style-name="pr6" draw:text-style-name="P9" draw:layer="layout" svg:width="14.8cm" svg:height="18.494cm" svg:x="1.4cm" svg:y="5.714cm" presentation:class="outline" presentation:user-transformed="true">
          <draw:text-box>
            <text:list text:style-name="L3">
              <text:list-item>
                <text:p><text:span text:style-name="T7">仔細考察研究了從《威尼斯、荷蘭到英國》這一段資本工業成長演變的過程，目的就是要描繪歐洲社會與中國的不同之處。</text:span></text:p>
              </text:list-item>
            </text:list>
          </draw:text-box>
        </draw:frame>
        <draw:frame draw:style-name="gr3" draw:text-style-name="P10" draw:layer="layout" svg:width="9.812cm" svg:height="14.571cm" svg:x="17.8cm" svg:y="4.8cm">
          <draw:image xlink:href="Pictures/100000000000027B000003AF5263006E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draw:frame presentation:style-name="pr5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text-style-name="P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黃仁宇實在太會講故事了</text:span></text:p>
              </text:list-item>
              <text:list-item>
                <text:p><text:span text:style-name="T5">所以他常常講著講著，就離題了，然後把他一輩子所看過或感受到的東西，全部都扯進來。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draw:frame presentation:style-name="pr5" draw:layer="layout" svg:width="25.199cm" svg:height="3.506cm" svg:x="1.4cm" svg:y="0.837cm" presentation:class="title">
          <draw:text-box>
            <text:p>雖然講得很精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但是看完卻往往想不起重點到底是甚麼？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draw:frame presentation:style-name="pr5" draw:layer="layout" svg:width="25.199cm" svg:height="3.506cm" svg:x="1.4cm" svg:y="0.837cm" presentation:class="title">
          <draw:text-box>
            <text:p>這種行文方式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讓《吳思》感到非常困惑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draw:frame presentation:style-name="pr5" draw:layer="layout" svg:width="25.199cm" svg:height="3.506cm" svg:x="1.4cm" svg:y="0.837cm" presentation:class="title">
          <draw:text-box>
            <text:p>後來</text:p>
          </draw:text-box>
        </draw:frame>
        <draw:frame presentation:style-name="pr6" draw:text-style-name="P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《吳思》想了很多年，反覆的看歷史並想這個問題，終於把那些黃仁宇沒講出來的，用很《赤裸裸》的方式呈現了出來，寫了《潛規則》這本書。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draw:frame presentation:style-name="pr5" draw:text-style-name="P8" draw:layer="layout" svg:width="25.199cm" svg:height="3.506cm" svg:x="1.4cm" svg:y="0.837cm" presentation:class="title">
          <draw:text-box>
            <text:p><text:span text:style-name="T9">而《潛規則》這本書</text:span>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也就成了《吳思》最重要的一部作品。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draw:frame presentation:style-name="pr5" draw:layer="layout" svg:width="25.199cm" svg:height="3.506cm" svg:x="1.4cm" svg:y="0.837cm" presentation:class="title">
          <draw:text-box>
            <text:p>到底</text:p>
          </draw:text-box>
        </draw:frame>
        <draw:frame presentation:style-name="pr4" draw:text-style-name="P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《吳思》是讀不懂黃仁宇那些描述呢？</text:span></text:p>
              </text:list-item>
              <text:list-item>
                <text:p><text:span text:style-name="T5">讓我們看看吳思在潛規則一書開頭的一段對話。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吳思說</text:p>
          </draw:text-box>
        </draw:frame>
        <draw:frame presentation:style-name="pr6" draw:text-style-name="P13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我讀了四遍黃仁宇的《萬曆十五年》，一九八六年初讀的時候，只覺得寫得好，說到了要害，而要害究竟何在卻說不出來。但覺汪洋恣意，猶如神龍見首不見尾。</text:span></text:p>
              </text:list-item>
              <text:list-item>
                <text:p><text:span text:style-name="T11">前幾年我終於找到《潛規則》這個觀察角度，讀史時開始留心那些不明說的規矩</text:span><text:span text:style-name="T11">...</text:span><text:span text:style-name="T11">之後再看《萬曆十五年》，就發現黃仁宇繞來繞去一直想說明白卻沒有說明白的，正是這個《潛規則》。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draw:frame presentation:style-name="pr3" draw:layer="layout" svg:width="25.199cm" svg:height="3.506cm" svg:x="1.4cm" svg:y="0.837cm" presentation:class="title" presentation:user-transformed="true">
          <draw:text-box>
            <text:p>吳思接著說</text:p>
          </draw:text-box>
        </draw:frame>
        <draw:frame presentation:style-name="pr6" draw:text-style-name="P13" draw:layer="layout" svg:width="26cm" svg:height="18.494cm" svg:x="0.9cm" svg:y="5.414cm" presentation:class="outline" presentation:user-transformed="true">
          <draw:text-box>
            <text:list text:style-name="L3">
              <text:list-item>
                <text:p><text:span text:style-name="T11">黃仁宇很清楚，明代社會絕對不是按照那些公開宣稱的正式規則運行的，冠冕堂皇的道德法令大體只是說說而已，於是他努力描繪這種情景。</text:span></text:p>
              </text:list-item>
              <text:list-item>
                <text:p><text:span text:style-name="T11">至於那個社會到底是按照甚麼規則運行的，他卻沒能點透，更沒有對其形成機制進行分析研究。也就是說、黃仁宇確實抓住了要害，卻未能把這個要害揪到亮處、研究透徹。他把水燒到了九十多度，但差一把火沒燒到沸點。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draw:frame presentation:style-name="pr5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6" draw:text-style-name="P13" draw:layer="layout" svg:width="25.199cm" svg:height="18.494cm" svg:x="1.4cm" svg:y="5.614cm" presentation:class="outline" presentation:user-transformed="true">
          <draw:text-box>
            <text:list text:style-name="L3">
              <text:list-item>
                <text:p><text:span text:style-name="T11">黃仁宇很喜歡講《海瑞》和《張居正》，用小說式的行文描述他們所碰到的困境。</text:span></text:p>
              </text:list-item>
              <text:list-item>
                <text:p><text:span text:style-name="T11">但這些困境，吳思認為就是他們破壞了《潛規則》所導致的。</text:span></text:p>
              </text:list-item>
              <text:list-item>
                <text:p><text:span text:style-name="T11">像是《海瑞》嚴格按照規定辦事，禁止亂收費，但最後被關起來，後來新皇帝又啟用他，最後死時連安葬費都沒有，家徒四壁。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5">於是吳思把這些《潛規則》的運作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用歷史故事描繪出來，於是就有了《潛規則</text:span><text:span text:style-name="T6">-</text:span><text:span text:style-name="T6">中國歷史上的進退遊戲》這本書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draw:frame presentation:style-name="pr5" draw:layer="layout" svg:width="25.199cm" svg:height="3.506cm" svg:x="1.4cm" svg:y="0.837cm" presentation:class="title">
          <draw:text-box>
            <text:p>您只要看看目錄</text:p>
          </draw:text-box>
        </draw:frame>
        <draw:frame presentation:style-name="pr4" draw:text-style-name="P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大概就可以猜到一些端倪</text:span></text:p>
              </text:list-item>
              <text:list-item>
                <text:p><text:span text:style-name="T5">不過內容真的很精彩，值得多看幾遍。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draw:frame presentation:style-name="pr5" draw:layer="layout" svg:width="25.199cm" svg:height="3.506cm" svg:x="1.4cm" svg:y="0.837cm" presentation:class="title">
          <draw:text-box>
            <text:p>潛規則的目錄</text:p>
          </draw:text-box>
        </draw:frame>
        <draw:frame draw:style-name="gr4" draw:text-style-name="P15" draw:layer="layout" svg:width="10.2cm" svg:height="14.861cm" svg:x="3.8cm" svg:y="5.2cm">
          <draw:text-box>
            <text:p text:style-name="P14"><text:span text:style-name="T12">1</text:span><text:span text:style-name="T12">新官墮落定律 </text:span></text:p>
            <text:p text:style-name="P14"><text:span text:style-name="T12">2</text:span><text:span text:style-name="T12">晏氏轉型 </text:span></text:p>
            <text:p text:style-name="P14"><text:span text:style-name="T12">3</text:span><text:span text:style-name="T12">身懷利器 </text:span></text:p>
            <text:p text:style-name="P14"><text:span text:style-name="T12">4</text:span><text:span text:style-name="T12">老百姓是冤大頭 </text:span></text:p>
            <text:p text:style-name="P14"><text:span text:style-name="T12">5</text:span><text:span text:style-name="T12">第二等公平 </text:span></text:p>
            <text:p text:style-name="P14"><text:span text:style-name="T12">6</text:span><text:span text:style-name="T12">當貪官的理由 </text:span></text:p>
            <text:p text:style-name="P14"><text:span text:style-name="T12">7</text:span><text:span text:style-name="T12">惡政是一面篩子 </text:span></text:p>
            <text:p text:style-name="P14"><text:span text:style-name="T12">8</text:span><text:span text:style-name="T12">皇上也是冤大頭 </text:span></text:p>
            <text:p text:style-name="P14"><text:span text:style-name="T12">9</text:span><text:span text:style-name="T12">擺平違規者 </text:span></text:p>
            <text:p text:style-name="P14"><text:span text:style-name="T12">10</text:span><text:span text:style-name="T12">論資排輩也是好東西 </text:span></text:p>
            <text:p text:style-name="P14"><text:span text:style-name="T12">11</text:span><text:span text:style-name="T12">正義的邊界總要老 </text:span></text:p>
            <text:p text:style-name="P14"><text:span text:style-name="T12">12</text:span><text:span text:style-name="T12">出售英雄 </text:span></text:p>
            <text:p text:style-name="P14"><text:span text:style-name="T12">13</text:span><text:span text:style-name="T12">崇禎死彎 </text:span></text:p>
          </draw:text-box>
        </draw:frame>
        <draw:frame draw:style-name="gr3" draw:text-style-name="P10" draw:layer="layout" svg:width="9.8cm" svg:height="13.719cm" svg:x="15cm" svg:y="4.952cm">
          <draw:image xlink:href="Pictures/10000000000000C800000118BB3A5E1B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draw:frame presentation:style-name="pr5" draw:layer="layout" svg:width="25.199cm" svg:height="3.506cm" svg:x="1.4cm" svg:y="0.837cm" presentation:class="title">
          <draw:text-box>
            <text:p>在看這本書之前</text:p>
          </draw:text-box>
        </draw:frame>
        <draw:frame presentation:style-name="pr6" draw:text-style-name="P11" draw:layer="layout" svg:width="25.199cm" svg:height="18.494cm" svg:x="1.4cm" svg:y="5.514cm" presentation:class="outline" presentation:user-transformed="true">
          <draw:text-box>
            <text:list text:style-name="L3">
              <text:list-item>
                <text:p><text:span text:style-name="T8">我已經看過二月河的《雍正皇朝》這部連續劇</text:span></text:p>
              </text:list-item>
              <text:list-item>
                <text:p><text:span text:style-name="T8">其實《雍正皇朝》最精采的，也就是雍正和其他皇子之間爭大位的那些橋段。</text:span></text:p>
              </text:list-item>
              <text:list-item>
                <text:p><text:span text:style-name="T8">像是雍正被派去收國庫借出的銀子那段，最後把皇帝最尊敬的人都給逼死了 …</text:span></text:p>
              </text:list-item>
              <text:list-item>
                <text:p><text:span text:style-name="T8">在這部戲裏，到處都是《潛規則》 …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在潛規則這本書的最後一章</text:span></text:p>
          </draw:text-box>
        </draw:frame>
        <draw:frame presentation:style-name="pr4" draw:text-style-name="P1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《吳思》舉了流寇《李自成》的例子</text:span></text:p>
              </text:list-item>
              <text:list-item>
                <text:p><text:span text:style-name="T13">當初李自成在當《驛卒》時人緣很好，後來還當上里長，結果為了支應《官府的攤派》，向鄉紳《艾同知》借了錢，卻碰上災年，一時還不起，於是《縣官苔臂，枷於市》被上枷催繳欠稅。他的《驛卒哥兒們》想把他移到陰涼的地方，給他點水喝，艾家的人不允許，李自成也不肯屈服求情，結果他的《哥兒們》毀了木枷，擁著李自成走出城外，自此變成了流寇。</text:span></text:p>
              </text:list-item>
              <text:list-item>
                <text:p><text:span text:style-name="T13">這個場景，就和電影《投名狀》的劇情很像，基本上就是官逼民反。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draw:frame presentation:style-name="pr3" draw:layer="layout" svg:width="25.199cm" svg:height="3.506cm" svg:x="1.4cm" svg:y="0.837cm" presentation:class="title" presentation:user-transformed="true">
          <draw:text-box>
            <text:p>說到這裡</text:p>
          </draw:text-box>
        </draw:frame>
        <draw:frame presentation:style-name="pr4" draw:text-style-name="P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4">我們就可以介紹《金觀濤》了。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draw:frame presentation:style-name="pr5" draw:text-style-name="P8" draw:layer="layout" svg:width="25.199cm" svg:height="3.506cm" svg:x="1.4cm" svg:y="0.837cm" presentation:class="title">
          <draw:text-box>
            <text:p><text:span text:style-name="T9">金觀濤其實是學物理的</text:span></text:p>
          </draw:text-box>
        </draw:frame>
        <draw:frame presentation:style-name="pr6" draw:text-style-name="P13" draw:layer="layout" svg:width="26.8cm" svg:height="18.494cm" svg:x="0.8cm" svg:y="5.4cm" presentation:class="outline" presentation:user-transformed="true">
          <draw:text-box>
            <text:list text:style-name="L3">
              <text:list-item>
                <text:p><text:span text:style-name="T11">但後來卻寫了不少歷史書，用《控制論》的角度解釋歷史的運作原理。</text:span></text:p>
              </text:list-item>
              <text:list-item>
                <text:p><text:span text:style-name="T11">在《</text:span><text:span text:style-name="T11">1989</text:span><text:span text:style-name="T11">六四天安門事件》時，他和《方勵之、李澤厚、溫元凱》被認為是「青年的四大啟蒙導師」。</text:span></text:p>
              </text:list-item>
              <text:list-item>
                <text:p><text:span text:style-name="T11">他曾擔任央視《河殤》這部探討《為何工業革命沒有發生在中國？》的紀錄片的顧問，而《河殤》正是引發六四事件的重要原因之一。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於是整部《河殤》影片</text:span></text:p>
          </draw:text-box>
        </draw:frame>
        <draw:frame presentation:style-name="pr6" draw:text-style-name="P11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您都可以看到金觀濤在《興盛與危機》這本書裏論述的影子。</text:span></text:p>
              </text:list-item>
              <text:list-item>
                <text:p><text:span text:style-name="T8">而中國的那些《潛規則》，也正是青年們對抗的目標，要求民主化的聲浪正是為了對抗《極權與潛規則》。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9">金觀濤的主要論點如下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4">傳統中國是個農業國家，正常的狀況下百分之九十以上都是農民。但是當商業興盛時，有一部份人會從農民轉而從事「工商服務業」，這是很正常的情況。</text:span></text:p>
              </text:list-item>
              <text:list-item>
                <text:p><text:span text:style-name="T14">如果只是這樣，那「商業興盛」應該也是「國力鼎盛」所造成的自然結果才對。</text:span></text:p>
              </text:list-item>
              <text:list-item>
                <text:p><text:span text:style-name="T14">然而，針對這樣的現象，金觀濤卻給出了一個完全不同的答案，他認為「商業興盛」正是「中國朝代滅亡前的迴光返照現象」。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5">為何商業興盛會導致朝代滅亡呢？</text:span></text:p>
          </draw:text-box>
        </draw:frame>
        <draw:frame presentation:style-name="pr4" draw:text-style-name="P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這就是金觀濤厲害的地方了！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draw:frame presentation:style-name="pr5" draw:layer="layout" svg:width="25.199cm" svg:height="3.506cm" svg:x="1.4cm" svg:y="0.837cm" presentation:class="title">
          <draw:text-box>
            <text:p>故事是這樣的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4">朝代建立後，人口稀少，等到逐漸發展之後，人口增加、耕地利用率上升，於是就能養活更多人，有了更多人民就需要更多的官吏來管理。等到耕地逐漸被佔滿了，剩下的人想要耕田也將無田可種，於是這些人只好到城市發展。</text:span></text:p>
              </text:list-item>
              <text:list-item>
                <text:p><text:span text:style-name="T14">問題是隨著經濟發展，官吏也會逐漸腐化，好康的事情大家都想要，沒有風險卻可生活優裕的人生，當然是很吸引人的。腐化之後就希望做得少、領得多，於是就雇用更多的手下來幫忙做事，這樣自己才能輕鬆快活！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draw:frame presentation:style-name="pr5" draw:layer="layout" svg:width="25.199cm" svg:height="3.506cm" svg:x="1.4cm" svg:y="0.837cm" presentation:class="title">
          <draw:text-box>
            <text:p>更糟的是</text:p>
          </draw:text-box>
        </draw:frame>
        <draw:frame presentation:style-name="pr6" draw:text-style-name="P13" draw:layer="layout" svg:width="25.199cm" svg:height="18.494cm" svg:x="1cm" svg:y="5.514cm" presentation:class="outline" presentation:user-transformed="true">
          <draw:text-box>
            <text:list text:style-name="L3">
              <text:list-item>
                <text:p><text:span text:style-name="T11">另外，商業興盛後油水也會比較多，所以就會更進一步腐化，這些無組織力量會不斷膨脹，造成「政商集團興起、沒有田產的百姓只好依附在政商集團之下生活」</text:span></text:p>
              </text:list-item>
              <text:list-item>
                <text:p><text:span text:style-name="T11">而且在華人「有土斯有財」的觀念下，這些「政商集團」會透過各種方式取得並兼併農民的土地，進一步造成原本的農民也流離失所，只好再度依附到「政商集團」成為其中的一部份。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draw:frame presentation:style-name="pr5" draw:layer="layout" svg:width="25.199cm" svg:height="3.506cm" svg:x="1.4cm" svg:y="0.837cm" presentation:class="title">
          <draw:text-box>
            <text:p>接下來問題會爆發</text:p>
          </draw:text-box>
        </draw:frame>
        <draw:frame presentation:style-name="pr6" draw:text-style-name="P17" draw:layer="layout" svg:width="25.199cm" svg:height="18.494cm" svg:x="1.4cm" svg:y="5.314cm" presentation:class="outline" presentation:user-transformed="true">
          <draw:text-box>
            <text:list text:style-name="L3">
              <text:list-item>
                <text:p><text:span text:style-name="T15">於是，官員與吏員越來越多，依附在「官員、吏員、商人」之下的「謀士、僕人、員工」也越來越多，這讓中國進一步脫離「農業社會」，讓「工商業越來越發達」。</text:span></text:p>
              </text:list-item>
              <text:list-item>
                <text:p><text:span text:style-name="T15">在真農民越來越少，假農民越來越多的情形下，該來的總是會來的，「食之者眾、生之者寡」，中國的農業社會逐漸變質了。等到有一天，種田的人越來越少，吃飯的人卻越來越多的時候，那個朝代末期可怕的「大饑、人相食」現象，就會爆發出來。朝代就因此便滅亡了！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農民大起義造成朝代滅亡</text:span></text:p>
          </draw:text-box>
        </draw:frame>
        <draw:frame presentation:style-name="pr6" draw:text-style-name="P18" draw:layer="layout" svg:width="25.199cm" svg:height="18.494cm" svg:x="1.4cm" svg:y="5.514cm" presentation:class="outline" presentation:user-transformed="true">
          <draw:text-box>
            <text:list text:style-name="L3">
              <text:list-item>
                <text:p><text:span text:style-name="T14">但同時也造成人口大量死亡，土地與糧食問題得到了解決，而且那些貪官汙吏土豪也被清除得差不多了。</text:span></text:p>
              </text:list-item>
              <text:list-item>
                <text:p><text:span text:style-name="T14">於是又回到朝代初期的樣子，人們又可以好好種地，繼續過著農業社會的基本生活，繼續生小孩養小孩。</text:span></text:p>
              </text:list-item>
              <text:list-item>
                <text:p><text:span text:style-name="T14">然後經過幾百年，人口增多、耕地慢慢不足，人們又得靠工商業生活，官員土豪也開始慢慢出現，農民開始變成他們的奴僕，最後官員土豪養的人越來越多，開支愈來愈大，官逼民反的情形就越容易發生，新朝代距離滅亡就越來越近了。</text:span>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draw:frame presentation:style-name="pr5" draw:layer="layout" svg:width="25.199cm" svg:height="3.506cm" svg:x="1.4cm" svg:y="0.837cm" presentation:class="title">
          <draw:text-box>
            <text:p>這就是</text:p>
          </draw:text-box>
        </draw:frame>
        <draw:frame presentation:style-name="pr6" draw:text-style-name="P9" draw:layer="layout" svg:width="17cm" svg:height="18.494cm" svg:x="0.6cm" svg:y="6.014cm" presentation:class="outline" presentation:user-transformed="true">
          <draw:text-box>
            <text:list text:style-name="L3">
              <text:list-item>
                <text:p><text:span text:style-name="T7">金觀濤所提出的：</text:span><text:span text:style-name="T7"><text:line-break/></text:span><text:span text:style-name="T7">《中國社會的超穩定結構》</text:span></text:p>
              </text:list-item>
              <text:list-item>
                <text:p><text:span text:style-name="T7">主要出現在《興盛與危機》這本書當中。</text:span></text:p>
              </text:list-item>
            </text:list>
          </draw:text-box>
        </draw:frame>
        <draw:frame draw:style-name="gr3" draw:text-style-name="P10" draw:layer="layout" svg:width="9.416cm" svg:height="13.611cm" svg:x="17.984cm" svg:y="4.989cm">
          <draw:image xlink:href="Pictures/100000000000012F000001B6317E2B34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draw:frame presentation:style-name="pr5" draw:text-style-name="P8" draw:layer="layout" svg:width="25.199cm" svg:height="3.506cm" svg:x="1.4cm" svg:y="0.837cm" presentation:class="title">
          <draw:text-box>
            <text:p><text:span text:style-name="T9">也正是因為這個理論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開始大量閱讀金觀濤。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5">而金觀濤也沒有停在這個理論上</text:span></text:p>
          </draw:text-box>
        </draw:frame>
        <draw:frame presentation:style-name="pr6" draw:text-style-name="P13" draw:layer="layout" svg:width="25.199cm" svg:height="18.494cm" svg:x="1.4cm" svg:y="5.214cm" presentation:class="outline" presentation:user-transformed="true">
          <draw:text-box>
            <text:list text:style-name="L3">
              <text:list-item>
                <text:p><text:span text:style-name="T11">繼續寫出了《開放中的變遷》這本探討《清末民初中國與西洋勢力接觸後所造成的歷史演變》的書籍。</text:span></text:p>
              </text:list-item>
              <text:list-item>
                <text:p><text:span text:style-name="T11">然後繼續研究《歐洲歷史》，寫出了《西方社會結構的演變》。</text:span></text:p>
              </text:list-item>
              <text:list-item>
                <text:p><text:span text:style-name="T11">接著轉去研究《埃及史》，寫出了《悲壯的衰落》。</text:span></text:p>
              </text:list-item>
              <text:list-item>
                <text:p><text:span text:style-name="T11">最近他回過頭研究中國內部的思想史，寫出了《毛澤東思想與儒學》，探討《文化大革命》的思想根源。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draw:frame presentation:style-name="pr5" draw:text-style-name="P8" draw:layer="layout" svg:width="25.199cm" svg:height="3.506cm" svg:x="1.4cm" svg:y="0.837cm" presentation:class="title">
          <draw:text-box>
            <text:p><text:span text:style-name="T9">而金觀濤的主要思想</text:span></text:p>
          </draw:text-box>
        </draw:frame>
        <draw:frame presentation:style-name="pr4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則是來自於《控制理論》上的訓練。</text:span></text:p>
              </text:list-item>
              <text:list-item>
                <text:p><text:span text:style-name="T11">他把社會看成一個具有《反饋迴路》的《控制系統》。</text:span></text:p>
              </text:list-item>
              <text:list-item>
                <text:p><text:span text:style-name="T11">所以他說中國的社會是一個《超穩定結構》。</text:span></text:p>
              </text:list-item>
              <text:list-item>
                <text:p><text:span text:style-name="T11">因為《穩定的社會還是會因為無組織力量的成長而導致最後崩潰》，但是崩潰後又會回到原點繼續回復到穩定社會的初期，因此他稱之為《超穩定結構》。</text:span>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draw:frame presentation:style-name="pr5" draw:layer="layout" svg:width="25.199cm" svg:height="3.506cm" svg:x="1.4cm" svg:y="0.837cm" presentation:class="title">
          <draw:text-box>
            <text:p>這些歷史想法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其實也影響到我看台灣史的方式。</text:span></text:p>
              </text:list-item>
              <text:list-item>
                <text:p><text:span text:style-name="T8">當</text:span><text:span text:style-name="T8">1945</text:span><text:span text:style-name="T8">年日本戰敗撤出之後，國民政府開始進入接收台灣。</text:span></text:p>
              </text:list-item>
              <text:list-item>
                <text:p><text:span text:style-name="T8">但是《日本是個比較有紀律的民族》，服從性較高，運作法則和中國很不同。</text:span>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draw:frame presentation:style-name="pr5" draw:layer="layout" svg:width="25.199cm" svg:height="3.506cm" svg:x="1.4cm" svg:y="0.837cm" presentation:class="title">
          <draw:text-box>
            <text:p>但是國民政府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把中國的那一套《潛規則》帶進了台灣，讓原本統治良好的情況，變成了無明確規則可循的狀態。</text:span></text:p>
              </text:list-item>
              <text:list-item>
                <text:p><text:span text:style-name="T8">於是各種《私下勾結、攤派、利益輸送》開始出現，日本的規則瓦解，中國的規則令人極度不滿，結果</text:span><text:span text:style-name="T8">228</text:span><text:span text:style-name="T8">事件就爆發了。</text:span>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draw:frame presentation:style-name="pr5" draw:layer="layout" svg:width="25.199cm" svg:height="3.506cm" svg:x="1.4cm" svg:y="0.837cm" presentation:class="title">
          <draw:text-box>
            <text:p>228爆發之後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國民政府用武力，把整個台灣的《中層仕紳結構》強制摧毀，然後全部換上自己人，還有那些願意聽命配合者。</text:span></text:p>
              </text:list-item>
              <text:list-item>
                <text:p><text:span text:style-name="T8">而這也正是為何台灣今日政治格局會是如此的原因，其來有自，並非一朝一夕所形成的。</text:span>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draw:frame presentation:style-name="pr5" draw:layer="layout" svg:width="25.199cm" svg:height="3.506cm" svg:x="1.4cm" svg:y="0.837cm" presentation:class="title">
          <draw:text-box>
            <text:p>在社會學上</text:p>
          </draw:text-box>
        </draw:frame>
        <draw:frame presentation:style-name="pr6" draw:text-style-name="P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有一種方法，是將社會分成《上層、中層、下層》的三級結構。</text:span></text:p>
              </text:list-item>
              <text:list-item>
                <text:p><text:span text:style-name="T6">大致上上層是《國王與政府》，中層是《官員、貴族或士紳》，下層則是《老百姓》。</text:span>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draw:frame presentation:style-name="pr5" draw:layer="layout" svg:width="25.199cm" svg:height="3.506cm" svg:x="1.4cm" svg:y="0.837cm" presentation:class="title">
          <draw:text-box>
            <text:p>金觀濤認為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在漢朝獨尊儒術、廢封建改郡縣制後，就需要大量的儒生來做為統治的中層官員，隋朝開始科舉更是強化了這個結構，其上中下層分別為：</text:span></text:p>
                <text:list>
                  <text:list-item>
                    <text:p><text:span text:style-name="T8">上層是《皇帝》</text:span></text:p>
                  </text:list-item>
                  <text:list-item>
                    <text:p><text:span text:style-name="T8">中層是《儒生》</text:span></text:p>
                  </text:list-item>
                  <text:list-item>
                    <text:p><text:span text:style-name="T8">下層是《農民》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draw:frame presentation:style-name="pr5" draw:layer="layout" svg:width="25.199cm" svg:height="3.506cm" svg:x="1.4cm" svg:y="0.837cm" presentation:class="title">
          <draw:text-box>
            <text:p>統治的方法是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《皇帝》透過科舉吸納《儒生》，《儒生》成為官吏統治《農民》</text:span><text:span text:style-name="T8"><text:line-break/></text:span><text:span text:style-name="T8"/></text:p>
              </text:list-item>
              <text:list-item>
                <text:p><text:span text:style-name="T8">科舉的《儒家》取士之《天地君親師》的思想，可以強化皇帝的權威，也可以避免《皇親貴族》干政腐化的問題。</text:span>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draw:frame presentation:style-name="pr5" draw:layer="layout" svg:width="25.199cm" svg:height="3.506cm" svg:x="1.4cm" svg:y="0.837cm" presentation:class="title">
          <draw:text-box>
            <text:p>但問題是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無組織力量會出現，皇親和官吏之間會連結，權貴貪腐集團終究會逐漸壯大，最後逼壓到農民沒有活路時，就會造成農民大起義，死傷慘烈後朝代又會回到初期的狀況，重新來過。</text:span>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draw:frame presentation:style-name="pr5" draw:layer="layout" svg:width="25.199cm" svg:height="3.506cm" svg:x="1.4cm" svg:y="0.837cm" presentation:class="title">
          <draw:text-box>
            <text:p>以上這些</text:p>
          </draw:text-box>
        </draw:frame>
        <draw:frame presentation:style-name="pr6" draw:text-style-name="P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就是我對《黃仁宇、吳思和金觀濤》等歷史學者想法的理解。</text:span>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draw:frame presentation:style-name="pr5" draw:layer="layout" svg:width="25.199cm" svg:height="3.506cm" svg:x="1.4cm" svg:y="0.837cm" presentation:class="title">
          <draw:text-box>
            <text:p>如果您也有興趣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不妨從下列幾本書開始</text:span></text:p>
                <text:list>
                  <text:list-item>
                    <text:p><text:span text:style-name="T7">黃仁宇：資本主義與</text:span><text:span text:style-name="T7">21</text:span><text:span text:style-name="T7">世紀</text:span></text:p>
                  </text:list-item>
                  <text:list-item>
                    <text:p><text:span text:style-name="T7">吳思：潛規則</text:span></text:p>
                  </text:list-item>
                  <text:list-item>
                    <text:p><text:span text:style-name="T7">金觀濤：興盛與危機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希望這次的十分鐘系列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能讓您也開始對《歷史》產生一些興趣！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draw:frame presentation:style-name="pr5" draw:layer="layout" svg:width="25.199cm" svg:height="3.506cm" svg:x="1.4cm" svg:y="0.837cm" presentation:class="title">
          <draw:text-box>
            <text:p>我們下次見囉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Bye !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1-22T17:36:57.385000000</dc:date>
    <meta:editing-duration>P1DT19H39M44S</meta:editing-duration>
    <meta:editing-cycles>398</meta:editing-cycles>
    <meta:generator>LibreOffice/4.4.1.2$Windows_x86 LibreOffice_project/45e2de17089c24a1fa810c8f975a7171ba4cd432</meta:generator>
    <meta:document-statistic meta:object-count="300"/>
  </office:meta>
</office:document-meta>
</file>